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7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EDRAZA RIVERA NORIA FIORE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98313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71983134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A MERCED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/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EDRAZA RIVERA NORIA FIOREL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98313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65466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9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494315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7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7/10/2021</text:p>
          </table:table-cell>
          <table:table-cell table:style-name="Tabla2.A3" office:value-type="string">
            <text:p text:style-name="P22">325290</text:p>
          </table:table-cell>
          <table:table-cell table:style-name="Tabla2.D3" office:value-type="string">
            <text:p text:style-name="P23">6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7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7T23:22:4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